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5097.0">
            <text:p>-5097</text:p>
          </table:table-cell>
          <table:table-cell office:value-type="float" office:value="-5690.0">
            <text:p>-56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805.0">
            <text:p>-805</text:p>
          </table:table-cell>
          <table:table-cell office:value-type="float" office:value="-50934.0">
            <text:p>-50934</text:p>
          </table:table-cell>
          <table:table-cell office:value-type="float" office:value="-3669.0">
            <text:p>-3669</text:p>
          </table:table-cell>
          <table:table-cell office:value-type="float" office:value="94953.0">
            <text:p>94953</text:p>
          </table:table-cell>
          <table:table-cell office:value-type="float" office:value="-77.0">
            <text:p>-77</text:p>
          </table:table-cell>
          <table:table-cell office:value-type="float" office:value="-474.0">
            <text:p>-474</text:p>
          </table:table-cell>
          <table:table-cell office:value-type="float" office:value="-1594.0">
            <text:p>-1594</text:p>
          </table:table-cell>
          <table:table-cell office:value-type="float" office:value="83548.0">
            <text:p>83548</text:p>
          </table:table-cell>
          <table:table-cell office:value-type="float" office:value="56624.0">
            <text:p>56624</text:p>
          </table:table-cell>
          <table:table-cell office:value-type="float" office:value="-178027.0">
            <text:p>-178027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33.0">
            <text:p>-233</text:p>
          </table:table-cell>
          <table:table-cell office:value-type="float" office:value="73807.0">
            <text:p>73807</text:p>
          </table:table-cell>
          <table:table-cell office:value-type="float" office:value="-10.0">
            <text:p>-10</text:p>
          </table:table-cell>
          <table:table-cell office:value-type="float" office:value="-409.0">
            <text:p>-409</text:p>
          </table:table-cell>
          <table:table-cell office:value-type="float" office:value="-556.0">
            <text:p>-556</text:p>
          </table:table-cell>
          <table:table-cell office:value-type="float" office:value="-9412.0">
            <text:p>-9412</text:p>
          </table:table-cell>
          <table:table-cell office:value-type="float" office:value="6158.0">
            <text:p>6158</text:p>
          </table:table-cell>
          <table:table-cell office:value-type="float" office:value="208284.0">
            <text:p>208284</text:p>
          </table:table-cell>
          <table:table-cell office:value-type="float" office:value="-87.0">
            <text:p>-87</text:p>
          </table:table-cell>
          <table:table-cell office:value-type="float" office:value="-1847.0">
            <text:p>-1847</text:p>
          </table:table-cell>
          <table:table-cell office:value-type="float" office:value="-2905.0">
            <text:p>-2905</text:p>
          </table:table-cell>
          <table:table-cell office:value-type="float" office:value="41409.0">
            <text:p>41409</text:p>
          </table:table-cell>
          <table:table-cell office:value-type="float" office:value="-63986.0">
            <text:p>-63986</text:p>
          </table:table-cell>
          <table:table-cell office:value-type="float" office:value="-247846.0">
            <text:p>-247846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3949.0">
            <text:p>-3949</text:p>
          </table:table-cell>
          <table:table-cell office:value-type="float" office:value="-35066.0">
            <text:p>-3506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21.0">
            <text:p>521</text:p>
          </table:table-cell>
          <table:table-cell office:value-type="float" office:value="-6063.0">
            <text:p>-6063</text:p>
          </table:table-cell>
          <table:table-cell office:value-type="float" office:value="2209.0">
            <text:p>2209</text:p>
          </table:table-cell>
          <table:table-cell office:value-type="float" office:value="135859.0">
            <text:p>135859</text:p>
          </table:table-cell>
          <table:table-cell office:value-type="float" office:value="-87.0">
            <text:p>-87</text:p>
          </table:table-cell>
          <table:table-cell office:value-type="float" office:value="-871.0">
            <text:p>-871</text:p>
          </table:table-cell>
          <table:table-cell office:value-type="float" office:value="-2384.0">
            <text:p>-2384</text:p>
          </table:table-cell>
          <table:table-cell office:value-type="float" office:value="73219.0">
            <text:p>73219</text:p>
          </table:table-cell>
          <table:table-cell office:value-type="float" office:value="41129.0">
            <text:p>41129</text:p>
          </table:table-cell>
          <table:table-cell office:value-type="float" office:value="-208207.0">
            <text:p>-208207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341.0">
            <text:p>-13341</text:p>
          </table:table-cell>
          <table:table-cell office:value-type="float" office:value="3624.0">
            <text:p>3624</text:p>
          </table:table-cell>
          <table:table-cell office:value-type="float" office:value="-370.0">
            <text:p>-370</text:p>
          </table:table-cell>
          <table:table-cell office:value-type="float" office:value="-23062.0">
            <text:p>-23062</text:p>
          </table:table-cell>
          <table:table-cell office:value-type="float" office:value="846.0">
            <text:p>846</text:p>
          </table:table-cell>
          <table:table-cell office:value-type="float" office:value="40055.0">
            <text:p>40055</text:p>
          </table:table-cell>
          <table:table-cell office:value-type="float" office:value="-740.0">
            <text:p>-740</text:p>
          </table:table-cell>
          <table:table-cell office:value-type="float" office:value="117005.0">
            <text:p>117005</text:p>
          </table:table-cell>
          <table:table-cell office:value-type="float" office:value="-457.0">
            <text:p>-457</text:p>
          </table:table-cell>
          <table:table-cell office:value-type="float" office:value="-25200.0">
            <text:p>-25200</text:p>
          </table:table-cell>
          <table:table-cell office:value-type="float" office:value="-502.0">
            <text:p>-502</text:p>
          </table:table-cell>
          <table:table-cell office:value-type="float" office:value="142361.0">
            <text:p>142361</text:p>
          </table:table-cell>
          <table:table-cell office:value-type="float" office:value="-20617.0">
            <text:p>-20617</text:p>
          </table:table-cell>
          <table:table-cell office:value-type="float" office:value="-234166.0">
            <text:p>-234166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4843.0">
            <text:p>4843</text:p>
          </table:table-cell>
          <table:table-cell office:value-type="float" office:value="227362.0">
            <text:p>227362</text:p>
          </table:table-cell>
          <table:table-cell office:value-type="float" office:value="-30.0">
            <text:p>-30</text:p>
          </table:table-cell>
          <table:table-cell office:value-type="float" office:value="-967.0">
            <text:p>-967</text:p>
          </table:table-cell>
          <table:table-cell office:value-type="float" office:value="937.0">
            <text:p>937</text:p>
          </table:table-cell>
          <table:table-cell office:value-type="float" office:value="30502.0">
            <text:p>30502</text:p>
          </table:table-cell>
          <table:table-cell office:value-type="float" office:value="10909.0">
            <text:p>10909</text:p>
          </table:table-cell>
          <table:table-cell office:value-type="float" office:value="287165.0">
            <text:p>287165</text:p>
          </table:table-cell>
          <table:table-cell office:value-type="float" office:value="-487.0">
            <text:p>-487</text:p>
          </table:table-cell>
          <table:table-cell office:value-type="float" office:value="-52436.0">
            <text:p>-52436</text:p>
          </table:table-cell>
          <table:table-cell office:value-type="float" office:value="-1388.0">
            <text:p>-1388</text:p>
          </table:table-cell>
          <table:table-cell office:value-type="float" office:value="90014.0">
            <text:p>90014</text:p>
          </table:table-cell>
          <table:table-cell office:value-type="float" office:value="-256897.0">
            <text:p>-256897</text:p>
          </table:table-cell>
          <table:table-cell office:value-type="float" office:value="-324743.0">
            <text:p>-32474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1672.0">
            <text:p>-1672</text:p>
          </table:table-cell>
          <table:table-cell office:value-type="float" office:value="-6781.0">
            <text:p>-67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34.0">
            <text:p>434</text:p>
          </table:table-cell>
          <table:table-cell office:value-type="float" office:value="-191.0">
            <text:p>-191</text:p>
          </table:table-cell>
          <table:table-cell office:value-type="float" office:value="9237.0">
            <text:p>9237</text:p>
          </table:table-cell>
          <table:table-cell office:value-type="float" office:value="233246.0">
            <text:p>233246</text:p>
          </table:table-cell>
          <table:table-cell office:value-type="float" office:value="-487.0">
            <text:p>-487</text:p>
          </table:table-cell>
          <table:table-cell office:value-type="float" office:value="-49962.0">
            <text:p>-49962</text:p>
          </table:table-cell>
          <table:table-cell office:value-type="float" office:value="-954.0">
            <text:p>-954</text:p>
          </table:table-cell>
          <table:table-cell office:value-type="float" office:value="107297.0">
            <text:p>107297</text:p>
          </table:table-cell>
          <table:table-cell office:value-type="float" office:value="6972.0">
            <text:p>6972</text:p>
          </table:table-cell>
          <table:table-cell office:value-type="float" office:value="-290581.0">
            <text:p>-290581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249.0">
            <text:p>249</text:p>
          </table:table-cell>
          <table:table-cell office:value-type="float" office:value="36844.0">
            <text:p>368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9.0">
            <text:p>-369</text:p>
          </table:table-cell>
          <table:table-cell office:value-type="float" office:value="-26172.0">
            <text:p>-26172</text:p>
          </table:table-cell>
          <table:table-cell office:value-type="float" office:value="7459.0">
            <text:p>7459</text:p>
          </table:table-cell>
          <table:table-cell office:value-type="float" office:value="129293.0">
            <text:p>129293</text:p>
          </table:table-cell>
          <table:table-cell office:value-type="float" office:value="131.0">
            <text:p>131</text:p>
          </table:table-cell>
          <table:table-cell office:value-type="float" office:value="4963.0">
            <text:p>4963</text:p>
          </table:table-cell>
          <table:table-cell office:value-type="float" office:value="4997.0">
            <text:p>4997</text:p>
          </table:table-cell>
          <table:table-cell office:value-type="float" office:value="171498.0">
            <text:p>171498</text:p>
          </table:table-cell>
          <table:table-cell office:value-type="float" office:value="-10672.0">
            <text:p>-10672</text:p>
          </table:table-cell>
          <table:table-cell office:value-type="float" office:value="-305754.0">
            <text:p>-305754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1616.0">
            <text:p>-21616</text:p>
          </table:table-cell>
          <table:table-cell office:value-type="float" office:value="-72077.0">
            <text:p>-7207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150.0">
            <text:p>-4150</text:p>
          </table:table-cell>
          <table:table-cell office:value-type="float" office:value="-30175.0">
            <text:p>-30175</text:p>
          </table:table-cell>
          <table:table-cell office:value-type="float" office:value="2946.0">
            <text:p>2946</text:p>
          </table:table-cell>
          <table:table-cell office:value-type="float" office:value="141465.0">
            <text:p>141465</text:p>
          </table:table-cell>
          <table:table-cell office:value-type="float" office:value="131.0">
            <text:p>131</text:p>
          </table:table-cell>
          <table:table-cell office:value-type="float" office:value="2167.0">
            <text:p>2167</text:p>
          </table:table-cell>
          <table:table-cell office:value-type="float" office:value="2923.0">
            <text:p>2923</text:p>
          </table:table-cell>
          <table:table-cell office:value-type="float" office:value="43911.0">
            <text:p>43911</text:p>
          </table:table-cell>
          <table:table-cell office:value-type="float" office:value="102252.0">
            <text:p>102252</text:p>
          </table:table-cell>
          <table:table-cell office:value-type="float" office:value="-187543.0">
            <text:p>-187543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1148.0">
            <text:p>1148</text:p>
          </table:table-cell>
          <table:table-cell office:value-type="float" office:value="-6796.0">
            <text:p>-6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45.0">
            <text:p>645</text:p>
          </table:table-cell>
          <table:table-cell office:value-type="float" office:value="17487.0">
            <text:p>17487</text:p>
          </table:table-cell>
          <table:table-cell office:value-type="float" office:value="4094.0">
            <text:p>4094</text:p>
          </table:table-cell>
          <table:table-cell office:value-type="float" office:value="114022.0">
            <text:p>114022</text:p>
          </table:table-cell>
          <table:table-cell office:value-type="float" office:value="131.0">
            <text:p>131</text:p>
          </table:table-cell>
          <table:table-cell office:value-type="float" office:value="3484.0">
            <text:p>3484</text:p>
          </table:table-cell>
          <table:table-cell office:value-type="float" office:value="3568.0">
            <text:p>3568</text:p>
          </table:table-cell>
          <table:table-cell office:value-type="float" office:value="102588.0">
            <text:p>102588</text:p>
          </table:table-cell>
          <table:table-cell office:value-type="float" office:value="-10691.0">
            <text:p>-10691</text:p>
          </table:table-cell>
          <table:table-cell office:value-type="float" office:value="-220094.0">
            <text:p>-220094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293.0">
            <text:p>-13293</text:p>
          </table:table-cell>
          <table:table-cell office:value-type="float" office:value="-23130.0">
            <text:p>-2313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060.0">
            <text:p>-2060</text:p>
          </table:table-cell>
          <table:table-cell office:value-type="float" office:value="-19212.0">
            <text:p>-19212</text:p>
          </table:table-cell>
          <table:table-cell office:value-type="float" office:value="-1901.0">
            <text:p>-1901</text:p>
          </table:table-cell>
          <table:table-cell office:value-type="float" office:value="150134.0">
            <text:p>150134</text:p>
          </table:table-cell>
          <table:table-cell office:value-type="float" office:value="131.0">
            <text:p>131</text:p>
          </table:table-cell>
          <table:table-cell office:value-type="float" office:value="1391.0">
            <text:p>1391</text:p>
          </table:table-cell>
          <table:table-cell office:value-type="float" office:value="4274.0">
            <text:p>4274</text:p>
          </table:table-cell>
          <table:table-cell office:value-type="float" office:value="21156.0">
            <text:p>21156</text:p>
          </table:table-cell>
          <table:table-cell office:value-type="float" office:value="42342.0">
            <text:p>42342</text:p>
          </table:table-cell>
          <table:table-cell office:value-type="float" office:value="-172681.0">
            <text:p>-172681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8197.0">
            <text:p>-18197</text:p>
          </table:table-cell>
          <table:table-cell office:value-type="float" office:value="20510.0">
            <text:p>20510</text:p>
          </table:table-cell>
          <table:table-cell office:value-type="float" office:value="90.0">
            <text:p>90</text:p>
          </table:table-cell>
          <table:table-cell office:value-type="float" office:value="878.0">
            <text:p>878</text:p>
          </table:table-cell>
          <table:table-cell office:value-type="float" office:value="-4453.0">
            <text:p>-4453</text:p>
          </table:table-cell>
          <table:table-cell office:value-type="float" office:value="-55171.0">
            <text:p>-55171</text:p>
          </table:table-cell>
          <table:table-cell office:value-type="float" office:value="6437.0">
            <text:p>6437</text:p>
          </table:table-cell>
          <table:table-cell office:value-type="float" office:value="187713.0">
            <text:p>187713</text:p>
          </table:table-cell>
          <table:table-cell office:value-type="float" office:value="221.0">
            <text:p>221</text:p>
          </table:table-cell>
          <table:table-cell office:value-type="float" office:value="1124.0">
            <text:p>1124</text:p>
          </table:table-cell>
          <table:table-cell office:value-type="float" office:value="1818.0">
            <text:p>1818</text:p>
          </table:table-cell>
          <table:table-cell office:value-type="float" office:value="-55053.0">
            <text:p>-55053</text:p>
          </table:table-cell>
          <table:table-cell office:value-type="float" office:value="33783.0">
            <text:p>33783</text:p>
          </table:table-cell>
          <table:table-cell office:value-type="float" office:value="-133784.0">
            <text:p>-133784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1889.0">
            <text:p>1889</text:p>
          </table:table-cell>
          <table:table-cell office:value-type="float" office:value="2942.0">
            <text:p>294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47.0">
            <text:p>347</text:p>
          </table:table-cell>
          <table:table-cell office:value-type="float" office:value="2399.0">
            <text:p>2399</text:p>
          </table:table-cell>
          <table:table-cell office:value-type="float" office:value="8326.0">
            <text:p>8326</text:p>
          </table:table-cell>
          <table:table-cell office:value-type="float" office:value="188653.0">
            <text:p>188653</text:p>
          </table:table-cell>
          <table:table-cell office:value-type="float" office:value="221.0">
            <text:p>221</text:p>
          </table:table-cell>
          <table:table-cell office:value-type="float" office:value="816.0">
            <text:p>816</text:p>
          </table:table-cell>
          <table:table-cell office:value-type="float" office:value="2165.0">
            <text:p>2165</text:p>
          </table:table-cell>
          <table:table-cell office:value-type="float" office:value="-54660.0">
            <text:p>-54660</text:p>
          </table:table-cell>
          <table:table-cell office:value-type="float" office:value="-5341.0">
            <text:p>-5341</text:p>
          </table:table-cell>
          <table:table-cell office:value-type="float" office:value="-134809.0">
            <text:p>-134809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620.0">
            <text:p>620</text:p>
          </table:table-cell>
          <table:table-cell office:value-type="float" office:value="3973071.0">
            <text:p>3973071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3550.0">
            <text:p>-3550</text:p>
          </table:table-cell>
          <table:table-cell office:value-type="float" office:value="-23686051.0">
            <text:p>-23686051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735.0">
            <text:p>-735</text:p>
          </table:table-cell>
          <table:table-cell office:value-type="float" office:value="-4760723.0">
            <text:p>-476072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301.0">
            <text:p>-2301</text:p>
          </table:table-cell>
          <table:table-cell office:value-type="float" office:value="-15249718.0">
            <text:p>-15249718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5910.0">
            <text:p>-5910</text:p>
          </table:table-cell>
          <table:table-cell office:value-type="float" office:value="-41369603.0">
            <text:p>-4136960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4603.0">
            <text:p>-4603</text:p>
          </table:table-cell>
          <table:table-cell office:value-type="float" office:value="-32131978.0">
            <text:p>-32131978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